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249e5" officeooo:paragraph-rsid="000249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This is a test bench file for the simple timer counter...</text:p>
      <text:p text:style-name="P1">`timescale 1ns/10ps</text:p>
      <text:p text:style-name="P1"/>
      <text:p text:style-name="P1"/>
      <text:p text:style-name="P1">interface tci ;</text:p>
      <text:p text:style-name="P1"><text:s text:c="2"/>logic clk;</text:p>
      <text:p text:style-name="P1"><text:s text:c="2"/>logic rst;</text:p>
      <text:p text:style-name="P1"><text:s text:c="2"/>logic write;</text:p>
      <text:p text:style-name="P1"><text:s text:c="2"/>logic [7:0] addr;</text:p>
      <text:p text:style-name="P1"><text:s text:c="2"/>logic [7:0] wdata;</text:p>
      <text:p text:style-name="P1"><text:s text:c="2"/>logic read;</text:p>
      <text:p text:style-name="P1"><text:s text:c="2"/>logic [7:0] rdata;</text:p>
      <text:p text:style-name="P1"><text:s text:c="2"/>logic t0;</text:p>
      <text:p text:style-name="P1"><text:s text:c="2"/>logic oca_data,ocb_data;</text:p>
      <text:p text:style-name="P1"><text:s text:c="2"/>logic interrupt_request;</text:p>
      <text:p text:style-name="P1"><text:s text:c="2"/>logic status_reg_interrupt_enable;</text:p>
      <text:p text:style-name="P1"><text:s text:c="2"/>logic interrupt_executed;</text:p>
      <text:p text:style-name="P1"><text:s text:c="2"/></text:p>
      <text:p text:style-name="P1"><text:s text:c="2"/>modport tc(input clk, input rst, input write, input addr,</text:p>
      <text:p text:style-name="P1"><text:s text:c="4"/>input wdata, input read, output rdata,input t0,output oca_data,</text:p>
      <text:p text:style-name="P1"><text:s text:c="4"/>output ocb_data,input status_reg_interrupt_enable,</text:p>
      <text:p text:style-name="P1"><text:s text:c="4"/>output interrupt_request,input interrupt_executed);</text:p>
      <text:p text:style-name="P1"/>
      <text:p text:style-name="P1">endinterface</text:p>
      <text:p text:style-name="P1"/>
      <text:p text:style-name="P1">module top();</text:p>
      <text:p text:style-name="P1"/>
      <text:p text:style-name="P1">reg debug=1;</text:p>
      <text:p text:style-name="P1"/>
      <text:p text:style-name="P1">reg test1_running=0;</text:p>
      <text:p text:style-name="P1">reg test2_running=0;</text:p>
      <text:p text:style-name="P1">reg test3_running=0;</text:p>
      <text:p text:style-name="P1">reg test4_running=0;</text:p>
      <text:p text:style-name="P1">reg test5_running=0;</text:p>
      <text:p text:style-name="P1"/>
      <text:p text:style-name="P1">int death;</text:p>
      <text:p text:style-name="P1"/>
      <text:p text:style-name="P1">tci ai();</text:p>
      <text:p text:style-name="P1"/>
      <text:p text:style-name="P1">default clocking defclk @(posedge(ai.clk));</text:p>
      <text:p text:style-name="P1">endclocking</text:p>
      <text:p text:style-name="P1"/>
      <text:p text:style-name="P1">const reg [7:0] A_tccra=8'h24;</text:p>
      <text:p text:style-name="P1">const reg [7:0] A_tccra1=8'h44;</text:p>
      <text:p text:style-name="P1">const reg [7:0] A_tccrb=8'h25;</text:p>
      <text:p text:style-name="P1">const reg [7:0] A_tccrb1=8'h45;</text:p>
      <text:p text:style-name="P1">const reg [7:0] A_ocra=8'h27;</text:p>
      <text:p text:style-name="P1">const reg [7:0] A_ocra1=8'h47;</text:p>
      <text:p text:style-name="P1">const reg [7:0] A_ocrb=8'h28;</text:p>
      <text:p text:style-name="P1">const reg [7:0] A_ocrb1=8'h48;</text:p>
      <text:p text:style-name="P1">const reg [7:0] A_tcnt=8'h26;</text:p>
      <text:p text:style-name="P1">const reg [7:0] A_tcnt1=8'h46;</text:p>
      <text:p text:style-name="P1">const reg [7:0] A_timsk=8'h6e;</text:p>
      <text:p text:style-name="P1">const reg [7:0] A_tifr=8'h15;</text:p>
      <text:p text:style-name="P1">const reg [7:0] A_tifr1=8'h35;</text:p>
      <text:p text:style-name="P1"/>
      <text:p text:style-name="P1">int div=8;</text:p>
      <text:p text:style-name="P1"/>
      <text:p text:style-name="P1">string test="none";</text:p>
      <text:p text:style-name="P1"><text:soft-page-break/></text:p>
      <text:p text:style-name="P1">tc t(ai);</text:p>
      <text:p text:style-name="P1"/>
      <text:p text:style-name="P1">initial begin</text:p>
      <text:p text:style-name="P1"><text:s text:c="2"/>ai.clk=0;</text:p>
      <text:p text:style-name="P1"><text:s text:c="2"/>forever #5 ai.clk = ~ai.clk;</text:p>
      <text:p text:style-name="P1">end</text:p>
      <text:p text:style-name="P1"/>
      <text:p text:style-name="P1">initial begin</text:p>
      <text:p text:style-name="P1"><text:s text:c="2"/>if(debug) begin</text:p>
      <text:p text:style-name="P1"><text:s text:c="4"/>$dumpfile("tc.vcd");</text:p>
      <text:p text:style-name="P1"><text:s text:c="4"/>$dumpvars(9,top);</text:p>
      <text:p text:style-name="P1"><text:s text:c="2"/>end</text:p>
      <text:p text:style-name="P1">end</text:p>
      <text:p text:style-name="P1"/>
      <text:p text:style-name="P1">task die(input string str);</text:p>
      <text:p text:style-name="P1">begin</text:p>
      <text:p text:style-name="P1"><text:s text:c="2"/>$display();</text:p>
      <text:p text:style-name="P1"><text:s text:c="2"/>$display();</text:p>
      <text:p text:style-name="P1"><text:s text:c="2"/>$display("%s: %s",test,str);</text:p>
      <text:p text:style-name="P1"><text:s text:c="2"/>$display();</text:p>
      <text:p text:style-name="P1"><text:s text:c="2"/>$display();</text:p>
      <text:p text:style-name="P1"><text:s text:c="2"/>$error("Try again after fixing things");</text:p>
      <text:p text:style-name="P1"><text:s text:c="2"/>#10;</text:p>
      <text:p text:style-name="P1"><text:s text:c="2"/>$finish();</text:p>
      <text:p text:style-name="P1">end</text:p>
      <text:p text:style-name="P1">endtask</text:p>
      <text:p text:style-name="P1"/>
      <text:p text:style-name="P1">task wreg(input [7:0] addr, input [7:0] datax);</text:p>
      <text:p text:style-name="P1"><text:s text:c="2"/>begin</text:p>
      <text:p text:style-name="P1"><text:s text:c="4"/>ai.addr = addr;</text:p>
      <text:p text:style-name="P1"><text:s text:c="4"/>ai.wdata = datax;</text:p>
      <text:p text:style-name="P1"><text:s text:c="4"/>ai.write=1;</text:p>
      <text:p text:style-name="P1"><text:s text:c="4"/>##1 #1;</text:p>
      <text:p text:style-name="P1"><text:s text:c="4"/>ai.write=0;</text:p>
      <text:p text:style-name="P1"><text:s text:c="4"/>ai.addr=0;</text:p>
      <text:p text:style-name="P1"><text:s text:c="4"/>ai.wdata=0;</text:p>
      <text:p text:style-name="P1"><text:s text:c="2"/>end</text:p>
      <text:p text:style-name="P1">endtask</text:p>
      <text:p text:style-name="P1"/>
      <text:p text:style-name="P1">task rreg(input [7:0] addr, input [7:0] datax);</text:p>
      <text:p text:style-name="P1"><text:s text:c="2"/>begin</text:p>
      <text:p text:style-name="P1"><text:s text:c="4"/>ai.addr = addr;</text:p>
      <text:p text:style-name="P1"><text:s text:c="4"/>ai.read=1;</text:p>
      <text:p text:style-name="P1"><text:s text:c="4"/>##1 #1;</text:p>
      <text:p text:style-name="P1"><text:s text:c="4"/>if(ai.rdata !== datax) begin</text:p>
      <text:p text:style-name="P1"><text:s text:c="6"/>$display("Error reading address %h --- got %h, expected %h",</text:p>
      <text:p text:style-name="P1"><text:s text:c="8"/>addr,</text:p>
      <text:p text:style-name="P1"><text:s text:c="8"/>ai.rdata,</text:p>
      <text:p text:style-name="P1"><text:s text:c="8"/>datax);</text:p>
      <text:p text:style-name="P1"><text:s text:c="6"/>die("Register read error");</text:p>
      <text:p text:style-name="P1"><text:s text:c="4"/>end</text:p>
      <text:p text:style-name="P1"><text:s text:c="2"/>end</text:p>
      <text:p text:style-name="P1">endtask</text:p>
      <text:p text:style-name="P1"/>
      <text:p text:style-name="P1">task easyplay();</text:p>
      <text:p text:style-name="P1">begin</text:p>
      <text:p text:style-name="P1"><text:s text:c="2"/>wreg(A_ocra,8'h05);</text:p>
      <text:p text:style-name="P1"><text:s text:c="2"/>wreg(A_ocrb,8'h77);</text:p>
      <text:p text:style-name="P1"><text:soft-page-break/><text:s text:c="2"/>wreg(A_tccra,8'h2);</text:p>
      <text:p text:style-name="P1"><text:s text:c="2"/>wreg(A_tccrb,8'h2);</text:p>
      <text:p text:style-name="P1"><text:s text:c="2"/>wreg(A_tifr,8'h07);</text:p>
      <text:p text:style-name="P1"><text:s text:c="2"/>wreg(A_timsk,8'h07);</text:p>
      <text:p text:style-name="P1"><text:s text:c="2"/>rreg(A_ocra,8'h05);</text:p>
      <text:p text:style-name="P1"><text:s text:c="2"/>rreg(A_tccra,8'h2);</text:p>
      <text:p text:style-name="P1"><text:s text:c="2"/>rreg(A_tccrb,8'h2);</text:p>
      <text:p text:style-name="P1"><text:s text:c="2"/>rreg(A_ocra1,8'h5);</text:p>
      <text:p text:style-name="P1"><text:s text:c="2"/>rreg(A_tccra1,8'h2);</text:p>
      <text:p text:style-name="P1"><text:s text:c="2"/>rreg(A_tccrb1,8'h2);</text:p>
      <text:p text:style-name="P1"><text:s text:c="2"/>rreg(A_tifr,0);</text:p>
      <text:p text:style-name="P1"><text:s text:c="2"/>rreg(A_timsk,7);</text:p>
      <text:p text:style-name="P1"><text:s text:c="2"/>rreg(A_tifr1,0);</text:p>
      <text:p text:style-name="P1"><text:s text:c="2"/>rreg(A_ocrb,8'h77);</text:p>
      <text:p text:style-name="P1"><text:s text:c="2"/>rreg(A_ocrb1,8'h77);</text:p>
      <text:p text:style-name="P1"><text:s text:c="2"/>ai.status_reg_interrupt_enable=1;</text:p>
      <text:p text:style-name="P1">end</text:p>
      <text:p text:style-name="P1">endtask</text:p>
      <text:p text:style-name="P1"/>
      <text:p text:style-name="P1">task test1(input string tname);</text:p>
      <text:p text:style-name="P1">begin</text:p>
      <text:p text:style-name="P1"><text:s text:c="2"/>test=tname;</text:p>
      <text:p text:style-name="P1"><text:s text:c="2"/>easyplay();</text:p>
      <text:p text:style-name="P1"><text:s text:c="2"/>// Check the basic counting</text:p>
      <text:p text:style-name="P1"><text:s text:c="2"/>ai.addr=A_tcnt;</text:p>
      <text:p text:style-name="P1"><text:s text:c="2"/>ai.read=1;</text:p>
      <text:p text:style-name="P1"><text:s text:c="2"/>##10 #1;</text:p>
      <text:p text:style-name="P1"><text:s text:c="2"/>test1_running=1;</text:p>
      <text:p text:style-name="P1"><text:s text:c="2"/>##1000 #1;</text:p>
      <text:p text:style-name="P1"><text:s text:c="2"/>test1_running=0;</text:p>
      <text:p text:style-name="P1"><text:s text:c="2"/>##480 #1;</text:p>
      <text:p text:style-name="P1"><text:s text:c="2"/>ai.read=0;</text:p>
      <text:p text:style-name="P1">end</text:p>
      <text:p text:style-name="P1">endtask</text:p>
      <text:p text:style-name="P1"/>
      <text:p text:style-name="P1">task test2(input string tname);</text:p>
      <text:p text:style-name="P1">begin</text:p>
      <text:p text:style-name="P1"><text:s text:c="2"/>test=tname;</text:p>
      <text:p text:style-name="P1"><text:s text:c="2"/>wreg(A_ocra1,8'h15);</text:p>
      <text:p text:style-name="P1"><text:s text:c="2"/>wreg(A_ocrb,8'h77);</text:p>
      <text:p text:style-name="P1"><text:s text:c="2"/>wreg(A_tccra1,8'h2);</text:p>
      <text:p text:style-name="P1"><text:s text:c="2"/>wreg(A_tccrb1,8'h2);</text:p>
      <text:p text:style-name="P1"><text:s text:c="2"/>rreg(A_ocra,8'h15);</text:p>
      <text:p text:style-name="P1"><text:s text:c="2"/>rreg(A_tccra,8'h2);</text:p>
      <text:p text:style-name="P1"><text:s text:c="2"/>rreg(A_tccrb,8'h2);</text:p>
      <text:p text:style-name="P1"><text:s text:c="2"/>rreg(A_ocra1,8'h15);</text:p>
      <text:p text:style-name="P1"><text:s text:c="2"/>rreg(A_tccra1,8'h2);</text:p>
      <text:p text:style-name="P1"><text:s text:c="2"/>rreg(A_tccrb1,8'h2);</text:p>
      <text:p text:style-name="P1"><text:s text:c="2"/>rreg(A_ocrb,8'h77);</text:p>
      <text:p text:style-name="P1"><text:s text:c="2"/>rreg(A_ocrb1,8'h77);</text:p>
      <text:p text:style-name="P1"><text:s text:c="2"/>wreg(A_tifr,8'h07);</text:p>
      <text:p text:style-name="P1"><text:s text:c="2"/>wreg(A_timsk,8'h07);</text:p>
      <text:p text:style-name="P1"><text:s text:c="2"/>ai.addr=A_tcnt;</text:p>
      <text:p text:style-name="P1"><text:s text:c="2"/>ai.read=1;</text:p>
      <text:p text:style-name="P1"><text:s text:c="2"/>##10 #1;</text:p>
      <text:p text:style-name="P1"><text:s text:c="2"/>test2_running=1;</text:p>
      <text:p text:style-name="P1"><text:s text:c="2"/>##4000 #1;</text:p>
      <text:p text:style-name="P1"><text:s text:c="2"/>test2_running=0;</text:p>
      <text:p text:style-name="P1"><text:s text:c="2"/>##1480 #1;</text:p>
      <text:p text:style-name="P1"><text:soft-page-break/><text:s text:c="2"/>ai.read=0;</text:p>
      <text:p text:style-name="P1"><text:s text:c="2"/></text:p>
      <text:p text:style-name="P1">end</text:p>
      <text:p text:style-name="P1">endtask</text:p>
      <text:p text:style-name="P1"/>
      <text:p text:style-name="P1">task test3(input string tname);</text:p>
      <text:p text:style-name="P1">begin</text:p>
      <text:p text:style-name="P1"><text:s text:c="2"/>test=tname;</text:p>
      <text:p text:style-name="P1"><text:s text:c="2"/>wreg(A_ocra1,8'h18);</text:p>
      <text:p text:style-name="P1"><text:s text:c="2"/>wreg(A_ocrb,8'h16);</text:p>
      <text:p text:style-name="P1"><text:s text:c="2"/>wreg(A_tccra1,8'h2);</text:p>
      <text:p text:style-name="P1"><text:s text:c="2"/>wreg(A_tccrb1,8'h2);</text:p>
      <text:p text:style-name="P1"><text:s text:c="2"/>rreg(A_ocra,8'h18);</text:p>
      <text:p text:style-name="P1"><text:s text:c="2"/>rreg(A_tccra,8'h2);</text:p>
      <text:p text:style-name="P1"><text:s text:c="2"/>rreg(A_tccrb,8'h2);</text:p>
      <text:p text:style-name="P1"><text:s text:c="2"/>rreg(A_ocra1,8'h18);</text:p>
      <text:p text:style-name="P1"><text:s text:c="2"/>rreg(A_tccra1,8'h2);</text:p>
      <text:p text:style-name="P1"><text:s text:c="2"/>rreg(A_tccrb1,8'h2);</text:p>
      <text:p text:style-name="P1"><text:s text:c="2"/>rreg(A_ocrb,8'h16);</text:p>
      <text:p text:style-name="P1"><text:s text:c="2"/>rreg(A_ocrb1,8'h16);</text:p>
      <text:p text:style-name="P1"><text:s text:c="2"/>wreg(A_tifr,8'h07);</text:p>
      <text:p text:style-name="P1"><text:s text:c="2"/>wreg(A_timsk,8'h02);</text:p>
      <text:p text:style-name="P1"><text:s text:c="2"/>ai.addr=A_tcnt;</text:p>
      <text:p text:style-name="P1"><text:s text:c="2"/>ai.read=1;</text:p>
      <text:p text:style-name="P1"><text:s text:c="2"/>##10 #1;</text:p>
      <text:p text:style-name="P1"><text:s text:c="2"/>test3_running=1;</text:p>
      <text:p text:style-name="P1"><text:s text:c="2"/>##4000 #1;</text:p>
      <text:p text:style-name="P1"><text:s text:c="2"/>test3_running=0;</text:p>
      <text:p text:style-name="P1"><text:s text:c="2"/>##1480 #1;</text:p>
      <text:p text:style-name="P1"><text:s text:c="2"/>ai.read=0;</text:p>
      <text:p text:style-name="P1"><text:s text:c="2"/></text:p>
      <text:p text:style-name="P1">end</text:p>
      <text:p text:style-name="P1">endtask</text:p>
      <text:p text:style-name="P1"/>
      <text:p text:style-name="P1">task test4(input string tname);</text:p>
      <text:p text:style-name="P1">begin</text:p>
      <text:p text:style-name="P1"><text:s text:c="2"/>test=tname;</text:p>
      <text:p text:style-name="P1"><text:s text:c="2"/>wreg(A_ocra1,8'h18);</text:p>
      <text:p text:style-name="P1"><text:s text:c="2"/>wreg(A_ocrb,8'h16);</text:p>
      <text:p text:style-name="P1"><text:s text:c="2"/>wreg(A_tccra1,8'h2);</text:p>
      <text:p text:style-name="P1"><text:s text:c="2"/>wreg(A_tccrb1,8'h2);</text:p>
      <text:p text:style-name="P1"><text:s text:c="2"/>rreg(A_ocra,8'h18);</text:p>
      <text:p text:style-name="P1"><text:s text:c="2"/>rreg(A_tccra,8'h2);</text:p>
      <text:p text:style-name="P1"><text:s text:c="2"/>rreg(A_tccrb,8'h2);</text:p>
      <text:p text:style-name="P1"><text:s text:c="2"/>rreg(A_ocra1,8'h18);</text:p>
      <text:p text:style-name="P1"><text:s text:c="2"/>rreg(A_tccra1,8'h2);</text:p>
      <text:p text:style-name="P1"><text:s text:c="2"/>rreg(A_tccrb1,8'h2);</text:p>
      <text:p text:style-name="P1"><text:s text:c="2"/>rreg(A_ocrb,8'h16);</text:p>
      <text:p text:style-name="P1"><text:s text:c="2"/>rreg(A_ocrb1,8'h16);</text:p>
      <text:p text:style-name="P1"><text:s text:c="2"/>wreg(A_tifr,8'h07);</text:p>
      <text:p text:style-name="P1"><text:s text:c="2"/>wreg(A_timsk,8'h04);</text:p>
      <text:p text:style-name="P1"><text:s text:c="2"/>ai.addr=A_tcnt;</text:p>
      <text:p text:style-name="P1"><text:s text:c="2"/>ai.read=1;</text:p>
      <text:p text:style-name="P1"><text:s text:c="2"/>##10 #1;</text:p>
      <text:p text:style-name="P1"><text:s text:c="2"/>test4_running=1;</text:p>
      <text:p text:style-name="P1"><text:s text:c="2"/>##4000 #1;</text:p>
      <text:p text:style-name="P1"><text:s text:c="2"/>test4_running=0;</text:p>
      <text:p text:style-name="P1"><text:s text:c="2"/>##1480 #1;</text:p>
      <text:p text:style-name="P1"><text:s text:c="2"/>ai.read=0;</text:p>
      <text:p text:style-name="P1"><text:soft-page-break/><text:s text:c="2"/></text:p>
      <text:p text:style-name="P1">end</text:p>
      <text:p text:style-name="P1">endtask</text:p>
      <text:p text:style-name="P1"/>
      <text:p text:style-name="P1">task test5(input string tname);</text:p>
      <text:p text:style-name="P1">begin</text:p>
      <text:p text:style-name="P1"><text:s text:c="2"/>test=tname;</text:p>
      <text:p text:style-name="P1"><text:s text:c="2"/>wreg(A_ocra1,8'h18);</text:p>
      <text:p text:style-name="P1"><text:s text:c="2"/>wreg(A_ocrb,8'h16);</text:p>
      <text:p text:style-name="P1"><text:s text:c="2"/>wreg(A_tccra1,8'h2);</text:p>
      <text:p text:style-name="P1"><text:s text:c="2"/>wreg(A_tccrb1,8'h2);</text:p>
      <text:p text:style-name="P1"><text:s text:c="2"/>rreg(A_ocra,8'h18);</text:p>
      <text:p text:style-name="P1"><text:s text:c="2"/>rreg(A_tccra,8'h2);</text:p>
      <text:p text:style-name="P1"><text:s text:c="2"/>rreg(A_tccrb,8'h2);</text:p>
      <text:p text:style-name="P1"><text:s text:c="2"/>rreg(A_ocra1,8'h18);</text:p>
      <text:p text:style-name="P1"><text:s text:c="2"/>rreg(A_tccra1,8'h2);</text:p>
      <text:p text:style-name="P1"><text:s text:c="2"/>rreg(A_tccrb1,8'h2);</text:p>
      <text:p text:style-name="P1"><text:s text:c="2"/>rreg(A_ocrb,8'h16);</text:p>
      <text:p text:style-name="P1"><text:s text:c="2"/>rreg(A_ocrb1,8'h16);</text:p>
      <text:p text:style-name="P1"><text:s text:c="2"/>wreg(A_tifr,8'h07);</text:p>
      <text:p text:style-name="P1"><text:s text:c="2"/>wreg(A_timsk,8'h07);</text:p>
      <text:p text:style-name="P1"><text:s text:c="2"/>ai.addr=A_tcnt;</text:p>
      <text:p text:style-name="P1"><text:s text:c="2"/>ai.read=1;</text:p>
      <text:p text:style-name="P1"><text:s text:c="2"/>##10 #1;</text:p>
      <text:p text:style-name="P1"><text:s text:c="2"/>test5_running=1;</text:p>
      <text:p text:style-name="P1"><text:s text:c="2"/>##4000 #1;</text:p>
      <text:p text:style-name="P1"><text:s text:c="2"/>test5_running=0;</text:p>
      <text:p text:style-name="P1"><text:s text:c="2"/>##1480 #1;</text:p>
      <text:p text:style-name="P1"><text:s text:c="2"/>ai.read=0;</text:p>
      <text:p text:style-name="P1"><text:s text:c="2"/></text:p>
      <text:p text:style-name="P1">end</text:p>
      <text:p text:style-name="P1">endtask</text:p>
      <text:p text:style-name="P1"/>
      <text:p text:style-name="P1"/>
      <text:p text:style-name="P1">initial begin</text:p>
      <text:p text:style-name="P1"><text:s text:c="2"/>ai.write=0;</text:p>
      <text:p text:style-name="P1"><text:s text:c="2"/>ai.read=0;</text:p>
      <text:p text:style-name="P1"><text:s text:c="2"/>ai.addr=8'h12;</text:p>
      <text:p text:style-name="P1"><text:s text:c="2"/>ai.wdata=8'h34;</text:p>
      <text:p text:style-name="P1"><text:s text:c="2"/>ai.rst = 0;</text:p>
      <text:p text:style-name="P1"><text:s text:c="2"/>ai.status_reg_interrupt_enable=1;</text:p>
      <text:p text:style-name="P1"><text:s text:c="2"/>ai.interrupt_executed=1;</text:p>
      <text:p text:style-name="P1"><text:s text:c="2"/>##1 #1;</text:p>
      <text:p text:style-name="P1"><text:s text:c="2"/>ai.rst = 1;</text:p>
      <text:p text:style-name="P1"><text:s text:c="2"/>##5 #1;</text:p>
      <text:p text:style-name="P1"><text:s text:c="2"/>ai.rst = 0;</text:p>
      <text:p text:style-name="P1"><text:s text:c="2"/>test1("test1");</text:p>
      <text:p text:style-name="P1"><text:s text:c="2"/>test2("test2");</text:p>
      <text:p text:style-name="P1"><text:s text:c="2"/>test3("test3");</text:p>
      <text:p text:style-name="P1"><text:s text:c="2"/>test4("test4");</text:p>
      <text:p text:style-name="P1"><text:s text:c="2"/>test5("test5");</text:p>
      <text:p text:style-name="P1"><text:s text:c="2"/></text:p>
      <text:p text:style-name="P1"><text:s text:c="2"/>##2000;</text:p>
      <text:p text:style-name="P1"><text:s text:c="2"/>$finish;</text:p>
      <text:p text:style-name="P1"/>
      <text:p text:style-name="P1">end</text:p>
      <text:p text:style-name="P1"/>
      <text:p text:style-name="P1"/>
      <text:p text:style-name="P1">always @(posedge(ai.clk)) begin</text:p>
      <text:p text:style-name="P1"><text:soft-page-break/><text:s text:c="2"/>if(1'b1) begin</text:p>
      <text:p text:style-name="P1"><text:s text:c="4"/>if(ai.interrupt_request) begin</text:p>
      <text:p text:style-name="P1"><text:s text:c="6"/>repeat($random&amp;7) ##1;</text:p>
      <text:p text:style-name="P1"><text:s text:c="6"/>##1 #1 ai.interrupt_executed=1;</text:p>
      <text:p text:style-name="P1"><text:s text:c="4"/>end else begin</text:p>
      <text:p text:style-name="P1"><text:s text:c="6"/>ai.interrupt_executed=#1 0;</text:p>
      <text:p text:style-name="P1"><text:s text:c="4"/>end</text:p>
      <text:p text:style-name="P1"><text:s text:c="2"/>end</text:p>
      <text:p text:style-name="P1">end</text:p>
      <text:p text:style-name="P1"/>
      <text:p text:style-name="P1">sequence seq1;</text:p>
      <text:p text:style-name="P1"><text:s/>test1_running==1 &amp;&amp; $rose(ai.rdata==0);</text:p>
      <text:p text:style-name="P1">endsequence</text:p>
      <text:p text:style-name="P1">sequence seq11;</text:p>
      <text:p text:style-name="P1"><text:s/>test1_running==1 &amp;&amp; $rose(ai.rdata==4);</text:p>
      <text:p text:style-name="P1">endsequence</text:p>
      <text:p text:style-name="P1"/>
      <text:p text:style-name="P1">assert property( test1_running |=&gt; ##[1:256] ai.interrupt_request) </text:p>
      <text:p text:style-name="P1"><text:tab/>else die("No interrupt seen (ocra) ");</text:p>
      <text:p text:style-name="P1">assert property( test1_running &amp;&amp; $rose(ai.interrupt_request) |-&gt;</text:p>
      <text:p text:style-name="P1"><text:tab/>##48 $rose(ai.interrupt_request)) else die("Wrong interrupt rate");</text:p>
      <text:p text:style-name="P1">assert property( test1_running |=&gt; ##[1:256] ai.rdata==2 ##8 ai.rdata==3) else die("Not counting right");</text:p>
      <text:p text:style-name="P1">assert property( seq1 |-&gt; (##48 ai.rdata==0)) else die("didn't cycle in 48 clocks");</text:p>
      <text:p text:style-name="P1">assert property( seq1 |-&gt; (##8 ai.rdata==1)) else die("Didn't increment in 8 cycles");</text:p>
      <text:p text:style-name="P1">assert property( seq11 |-&gt; ##8 ai.rdata==5 ##8 ai.rdata==0) else die("Didn't wrap right");</text:p>
      <text:p text:style-name="P1"/>
      <text:p text:style-name="P1">sequence seq2;</text:p>
      <text:p text:style-name="P1"><text:s/>test2_running==1 &amp;&amp; $rose(ai.rdata==0);</text:p>
      <text:p text:style-name="P1">endsequence</text:p>
      <text:p text:style-name="P1">sequence seq21;</text:p>
      <text:p text:style-name="P1"><text:s/>test2_running==1 &amp;&amp; $rose(ai.rdata==15);</text:p>
      <text:p text:style-name="P1">endsequence</text:p>
      <text:p text:style-name="P1"/>
      <text:p text:style-name="P1">assert property( test2_running |-&gt; ##[1:(22*8)] ai.rdata==5 ##8 ai.rdata==6)</text:p>
      <text:p text:style-name="P1"><text:tab/>else die("Not counting right");</text:p>
      <text:p text:style-name="P1">assert property( seq2 |-&gt; ( ##(8*22) ai.rdata==0)) else die("Didn't cycle to zero");</text:p>
      <text:p text:style-name="P1">assert property( seq2 |-&gt; ( ##(8*3) ai.rdata== 3)) else die("Didn't get 3");</text:p>
      <text:p text:style-name="P1">assert property( seq21 |-&gt; <text:s/>##8 ai.rdata==16 ##8 ai.rdata==17) else die("Inc error");</text:p>
      <text:p text:style-name="P1">assert property( test2_running &amp;&amp; $rose(ai.interrupt_request) |-&gt;</text:p>
      <text:p text:style-name="P1"><text:tab/>##(22*8) $rose(ai.interrupt_request)) else die("Wrong interrupt rate");</text:p>
      <text:p text:style-name="P1"/>
      <text:p text:style-name="P1"/>
      <text:p text:style-name="P1">sequence seq3;</text:p>
      <text:p text:style-name="P1"><text:s/>test3_running==1 &amp;&amp; $rose(ai.rdata==0);</text:p>
      <text:p text:style-name="P1">endsequence</text:p>
      <text:p text:style-name="P1">sequence seq31;</text:p>
      <text:p text:style-name="P1"><text:s/>test3_running==1 &amp;&amp; $rose(ai.rdata==15);</text:p>
      <text:p text:style-name="P1">endsequence</text:p>
      <text:p text:style-name="P1"/>
      <text:p text:style-name="P1">assert property( test3_running |-&gt; ##[1:(25*8)] ai.rdata==5 ##8 ai.rdata==6)</text:p>
      <text:p text:style-name="P1"><text:tab/>else die("Not counting right");</text:p>
      <text:p text:style-name="P1">assert property( seq3 |-&gt; ( ##(8*25) ai.rdata==0)) else die("Didn't cycle to zero");</text:p>
      <text:p text:style-name="P1"><text:soft-page-break/>assert property( seq3 |-&gt; ( ##(8*3) ai.rdata== 3)) else die("Didn't get 3");</text:p>
      <text:p text:style-name="P1">assert property( seq31 |-&gt; <text:s/>##8 ai.rdata==16 ##8 ai.rdata==17) else die("Inc error");</text:p>
      <text:p text:style-name="P1">assert property( test3_running &amp;&amp; $rose(ai.interrupt_request) |-&gt;</text:p>
      <text:p text:style-name="P1"><text:tab/>##(25*8) $rose(ai.interrupt_request)) else die("Wrong interrupt rate");</text:p>
      <text:p text:style-name="P1"/>
      <text:p text:style-name="P1">sequence seq4;</text:p>
      <text:p text:style-name="P1"><text:s/>test4_running==1 &amp;&amp; $rose(ai.rdata==0);</text:p>
      <text:p text:style-name="P1">endsequence</text:p>
      <text:p text:style-name="P1">sequence seq41;</text:p>
      <text:p text:style-name="P1"><text:s/>test4_running==1 &amp;&amp; $rose(ai.rdata==15);</text:p>
      <text:p text:style-name="P1">endsequence</text:p>
      <text:p text:style-name="P1"/>
      <text:p text:style-name="P1">assert property( test4_running |-&gt; ##[1:(25*8)] ai.rdata==5 ##8 ai.rdata==6)</text:p>
      <text:p text:style-name="P1"><text:tab/>else die("Not counting right");</text:p>
      <text:p text:style-name="P1">assert property( seq4 |-&gt; ( ##(8*25) ai.rdata==0)) else die("Didn't cycle to zero");</text:p>
      <text:p text:style-name="P1">assert property( seq4 |-&gt; ( ##(8*3) ai.rdata== 3)) else die("Didn't get 3");</text:p>
      <text:p text:style-name="P1">assert property( seq41 |-&gt; <text:s/>##8 ai.rdata==16 ##8 ai.rdata==17) else die("Inc error");</text:p>
      <text:p text:style-name="P1">assert property( test4_running &amp;&amp; $rose(ai.interrupt_request) |-&gt;</text:p>
      <text:p text:style-name="P1"><text:tab/>##(25*8) $rose(ai.interrupt_request)) else die("Wrong interrupt rate");</text:p>
      <text:p text:style-name="P1"><text:tab/></text:p>
      <text:p text:style-name="P1">sequence seq5;</text:p>
      <text:p text:style-name="P1"><text:s/>test5_running==1 &amp;&amp; $rose(ai.rdata==0);</text:p>
      <text:p text:style-name="P1">endsequence</text:p>
      <text:p text:style-name="P1">sequence seq51;</text:p>
      <text:p text:style-name="P1"><text:s/>test5_running==1 &amp;&amp; $rose(ai.rdata==15);</text:p>
      <text:p text:style-name="P1">endsequence</text:p>
      <text:p text:style-name="P1"/>
      <text:p text:style-name="P1">assert property( test5_running |-&gt; ##[1:(25*8)] ai.rdata==5 ##8 ai.rdata==6)</text:p>
      <text:p text:style-name="P1"><text:tab/>else die("Not counting right");</text:p>
      <text:p text:style-name="P1">assert property( seq5 |-&gt; ( ##(8*25) ai.rdata==0)) else die("Didn't cycle to zero");</text:p>
      <text:p text:style-name="P1">assert property( seq5 |-&gt; ( ##(8*3) ai.rdata== 3)) else die("Didn't get 3");</text:p>
      <text:p text:style-name="P1">assert property( seq51 |-&gt; <text:s/>##8 ai.rdata==16 ##8 ai.rdata==17) else die("Inc error");</text:p>
      <text:p text:style-name="P1">assert property( test5_running &amp;&amp; $rose(ai.interrupt_request) |-&gt;</text:p>
      <text:p text:style-name="P1"><text:tab/>(##(16) $rose(ai.interrupt_request) or</text:p>
      <text:p text:style-name="P1"><text:tab/> ##(23*8) $rose(ai.interrupt_request) )</text:p>
      <text:p text:style-name="P1"><text:tab/></text:p>
      <text:p text:style-name="P1"><text:tab/> ) else die("Wrong interrupt sequence");</text:p>
      <text:p text:style-name="P1"/>
      <text:p text:style-name="P1"/>
      <text:p text:style-name="P1"/>
      <text:p text:style-name="P1">endmodul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346" meta:word-count="847" meta:character-count="8313" meta:non-whitespace-character-count="7287"/>
    <meta:generator>LibreOffice/4.2.7.2$Linux_X86_64 LibreOffice_project/420$Build-2</meta:generator>
  </office:meta>
</office:document-meta>
</file>